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StuffingInputStream.rea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tStuffingInputStream.DotStuffingInputStream( InputStream 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tStuffingInputStream.read( byte [ ] b , int off , int len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2">
            <text:p text:style-name="Table_20_Contents">22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